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Textbody" style:master-page-name="MP0" style:family="paragraph">
      <style:paragraph-properties fo:break-before="page" fo:text-align="center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olumn3" style:family="table-column">
      <style:table-column-properties style:column-width="1.375in" style:use-optimal-column-width="false"/>
    </style:style>
    <style:style style:name="TableColumn4" style:family="table-column">
      <style:table-column-properties style:column-width="1.9715in" style:use-optimal-column-width="false"/>
    </style:style>
    <style:style style:name="TableColumn5" style:family="table-column">
      <style:table-column-properties style:column-width="1.7784in" style:use-optimal-column-width="false"/>
    </style:style>
    <style:style style:name="TableColumn6" style:family="table-column">
      <style:table-column-properties style:column-width="1.9583in" style:use-optimal-column-width="false"/>
    </style:style>
    <style:style style:name="Table2" style:family="table">
      <style:table-properties style:width="7.0833in" fo:margin-left="0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" style:parent-style-name="TableContents" style:family="paragraph">
      <style:text-properties fo:font-weight="bold" style:font-weight-asian="bold" style:font-weight-complex="bold"/>
    </style:style>
    <style:style style:name="TableCell1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fo:font-weight="bold" style:font-weight-asian="bold" style:font-weight-complex="bold"/>
    </style:style>
    <style:style style:name="TableCell1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fo:font-weight="bold" style:font-weight-asian="bold" style:font-weight-complex="bold"/>
    </style:style>
    <style:style style:name="TableCell2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7" style:parent-style-name="TableContents" style:family="paragraph">
      <style:text-properties fo:font-weight="bold" style:font-weight-asian="bold" style:font-weight-complex="bold"/>
    </style:style>
    <style:style style:name="TableCell2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3" style:parent-style-name="TableContents" style:family="paragraph">
      <style:text-properties fo:font-weight="bold" style:font-weight-asian="bold" style:font-weight-complex="bold"/>
    </style:style>
    <style:style style:name="TableCell3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7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38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39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/>
    </style:style>
    <style:style style:name="P4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41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/>
    </style:style>
    <style:style style:name="P4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43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/>
    </style:style>
    <style:style style:name="P4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45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olumn47" style:family="table-column">
      <style:table-column-properties style:column-width="1.1777in"/>
    </style:style>
    <style:style style:name="TableColumn48" style:family="table-column">
      <style:table-column-properties style:column-width="5.5083in"/>
    </style:style>
    <style:style style:name="Table46" style:family="table">
      <style:table-properties style:width="6.6861in" fo:margin-left="0in" table:align="left"/>
    </style:style>
    <style:style style:name="TableRow49" style:family="table-row">
      <style:table-row-properties style:min-row-height="1.0763in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Standard" style:family="paragraph">
      <style:text-properties fo:font-weight="bold" style:font-weight-asian="bold" style:font-weight-complex="bold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54" style:family="table-column">
      <style:table-column-properties style:column-width="1.6715in"/>
    </style:style>
    <style:style style:name="TableColumn55" style:family="table-column">
      <style:table-column-properties style:column-width="1.6715in"/>
    </style:style>
    <style:style style:name="TableColumn56" style:family="table-column">
      <style:table-column-properties style:column-width="1.6715in"/>
    </style:style>
    <style:style style:name="TableColumn57" style:family="table-column">
      <style:table-column-properties style:column-width="1.6715in"/>
    </style:style>
    <style:style style:name="Table53" style:family="table">
      <style:table-properties style:width="6.6861in" fo:margin-left="0in" table:align="left"/>
    </style:style>
    <style:style style:name="TableRow58" style:family="table-row">
      <style:table-row-properties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Row67" style:family="table-row">
      <style:table-row-properties style:min-row-height="3.343in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Standard" style:family="paragraph">
      <style:paragraph-properties fo:text-align="center"/>
    </style:style>
    <style:style style:name="P72" style:parent-style-name="Standard" style:family="paragraph">
      <style:paragraph-properties fo:text-align="center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Standard" style:family="paragraph">
      <style:paragraph-properties fo:text-align="center"/>
    </style:style>
    <style:style style:name="P75" style:parent-style-name="Standard" style:family="paragraph">
      <style:paragraph-properties fo:text-align="center"/>
    </style:style>
  </office:automatic-styles>
  <office:body>
    <office:text text:use-soft-page-breaks="true">
      <text:p text:style-name="P1">Personas<text:s/>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Information Client</text:p>
          </table:table-cell>
          <table:table-cell table:style-name="TableCell10">
            <text:p text:style-name="TableContents">Patrick</text:p>
            <text:p text:style-name="TableContents"/>
            <text:p text:style-name="TableContents">55 ans</text:p>
            <text:p text:style-name="TableContents"/>
            <text:p text:style-name="TableContents">Peu à l’aise avec les outils numériques (pas intuitif)</text:p>
            <text:p text:style-name="TableContents"/>
            <text:p text:style-name="TableContents">Habituer à remplir des bons de commande</text:p>
          </table:table-cell>
          <table:table-cell table:style-name="TableCell11">
            <text:p text:style-name="TableContents">Hugo</text:p>
            <text:p text:style-name="TableContents"/>
            <text:p text:style-name="TableContents">35 ans</text:p>
            <text:p text:style-name="TableContents"/>
            <text:p text:style-name="TableContents">À l’aise avec les outils numériques(intuitif)</text:p>
            <text:p text:style-name="TableContents"/>
            <text:p text:style-name="TableContents">Pas de formation / auto-entrepreneur</text:p>
          </table:table-cell>
          <table:table-cell table:style-name="TableCell12">
            <text:p text:style-name="TableContents">Clara<text:line-break/></text:p>
            <text:p text:style-name="TableContents">20 ans<text:line-break/></text:p>
            <text:p text:style-name="TableContents">À l’aise avec les outils numériques(intuitif)<text:line-break/></text:p>
            <text:p text:style-name="TableContents">N’a pas encore beaucoup fait de commande (débute dans son métier)</text:p>
            <text:p text:style-name="TableContents"/>
            <text:p text:style-name="TableContents">Former pour remplir ce genre de commande</text:p>
          </table:table-cell>
        </table:table-row>
        <table:table-row table:style-name="TableRow13">
          <table:table-cell table:style-name="TableCell14">
            <text:p text:style-name="P15">Nom entreprise<text:line-break/><text:line-break/>et<text:s/><text:line-break/><text:line-break/>Besoin</text:p>
          </table:table-cell>
          <table:table-cell table:style-name="TableCell16">
            <text:p text:style-name="TableContents">Amazon</text:p>
            <text:p text:style-name="TableContents"><text:line-break/>Commande de carton, ruban adhésif et papier de soie en grande quantité</text:p>
            <text:p text:style-name="TableContents"><text:line-break/>Campagne de com écologique</text:p>
          </table:table-cell>
          <table:table-cell table:style-name="TableCell17">
            <text:p text:style-name="TableContents">Auto-entrepreneur créant son entreprise</text:p>
            <text:p text:style-name="TableContents"/>
            <text:p text:style-name="TableContents">Commande en fonction des besoins de son entreprise qui sont actuellement incertains<text:line-break/><text:line-break/>entreprise éco responsable</text:p>
          </table:table-cell>
          <table:table-cell table:style-name="TableCell18">
            <text:p text:style-name="TableContents">Intermarché<text:line-break/><text:line-break/>commande de papier kraft en grande quantité</text:p>
            <text:p text:style-name="TableContents"/>
            <text:p text:style-name="TableContents">Partenariat avec les entreprises de régions</text:p>
          </table:table-cell>
        </table:table-row>
        <table:table-row table:style-name="TableRow19">
          <table:table-cell table:style-name="TableCell20">
            <text:p text:style-name="P21">Comportement d’achat</text:p>
          </table:table-cell>
          <table:table-cell table:style-name="TableCell22">
            <text:p text:style-name="TableContents">Utilise depuis longtemps ce style de commande par bon d’achat<text:line-break/><text:line-break/>à un budget bien définis<text:line-break/><text:line-break/>connaît les entreprises de sa région et les prix</text:p>
          </table:table-cell>
          <table:table-cell table:style-name="TableCell23">
            <text:p text:style-name="TableContents">Première commande pour son entreprise<text:line-break/><text:line-break/>pas de budget définis</text:p>
            <text:p text:style-name="TableContents"/>
            <text:p text:style-name="TableContents">Recherche sur internet une entreprise d’emballage écologique</text:p>
          </table:table-cell>
          <table:table-cell table:style-name="TableCell24">
            <text:p text:style-name="TableContents">Former à ce genre de commande<text:line-break/><text:line-break/>à une quantité définie</text:p>
            <text:p text:style-name="TableContents"><text:line-break/>Commande produit éco-responsable,<text:s/>partenariat avec<text:s/>Anjou<text:s/>Pack’Eco</text:p>
          </table:table-cell>
        </table:table-row>
        <table:table-row table:style-name="TableRow25">
          <table:table-cell table:style-name="TableCell26">
            <text:p text:style-name="P27">Challenges et Objectifs</text:p>
          </table:table-cell>
          <table:table-cell table:style-name="TableCell28">
            <text:p text:style-name="TableContents">Une commande rapide, aussi bien à passer que à recevoir<text:line-break/><text:line-break/>ne pas avoir besoin d’aide pour toute la durée de l’achat</text:p>
          </table:table-cell>
          <table:table-cell table:style-name="TableCell29">
            <text:p text:style-name="TableContents">Pouvoir se faire conseiller/aidé lors de son achat</text:p>
            <text:p text:style-name="TableContents"/>
            <text:p text:style-name="TableContents">Trouver une entreprise en corrélation avec ses valeurs</text:p>
            <text:p text:style-name="TableContents"/>
          </table:table-cell>
          <table:table-cell table:style-name="TableCell30">
            <text:p text:style-name="TableContents">A besoin de pouvoir contacter l’entreprise ainsi que pouvoir revérifier les informations liées<text:line-break/><text:line-break/>Trouver une entreprise écoresponsable pour un éventuelle partenariat</text:p>
          </table:table-cell>
        </table:table-row>
        <table:table-row table:style-name="TableRow31">
          <table:table-cell table:style-name="TableCell32">
            <text:p text:style-name="P33">Frein</text:p>
          </table:table-cell>
          <table:table-cell table:style-name="TableCell34">
            <text:p text:style-name="TableContents">Un outil trop compliqué à utiliser</text:p>
            <text:p text:style-name="TableContents"><text:line-break/>Des polices illisibles</text:p>
            <text:p text:style-name="TableContents"/>
            <text:p text:style-name="TableContents">Un site non-intuitif</text:p>
          </table:table-cell>
          <table:table-cell table:style-name="TableCell35">
            <text:p text:style-name="TableContents">Des produits incertains une vitrine non-agréable</text:p>
            <text:p text:style-name="TableContents"/>
            <text:p text:style-name="TableContents">Aucune information sur les valeurs de l’entreprise</text:p>
            <text:p text:style-name="TableContents"/>
            <text:p text:style-name="TableContents">Pas de moyens de contacter l’entreprise</text:p>
          </table:table-cell>
          <table:table-cell table:style-name="TableCell36">
            <text:p text:style-name="TableContents">Des contacts et un organigramme compliquer à trouver</text:p>
            <text:p text:style-name="TableContents"/>
            <text:p text:style-name="TableContents">Pas de moyens de contacter l’entreprise</text:p>
          </table:table-cell>
        </table:table-row>
      </table:table>
      <text:soft-page-break/>
      <text:p text:style-name="P37">Scénario d’usage</text:p>
      <text:p text:style-name="P38"/>
      <text:p text:style-name="P39">Patrick</text:p>
      <text:p text:style-name="P40"/>
      <text:p text:style-name="Standard">Patrick accède à la page d’accueil du site web.</text:p>
      <text:p text:style-name="Standard">Il repère le lien « Produits » dans la barre du site et clique dessus.</text:p>
      <text:p text:style-name="Standard">Sur la page Produits il voit la vitrine du site repère le produit qui l’intéresse.</text:p>
      <text:p text:style-name="Standard">Il clique sur « Achats et contact » toujours dans la barre du site.</text:p>
      <text:p text:style-name="Standard">Un formulaire de commande apparait il<text:s/>remplit<text:s/>les champs obligatoires et les produits qui l’intéresse.</text:p>
      <text:p text:style-name="Standard">Il décent et clique sur « envoyer ».</text:p>
      <text:p text:style-name="Standard">Un mail de confirmation de commande lui est envoyé.</text:p>
      <text:p text:style-name="Standard">Un membre de l’entreprise se chargera de prendre contact avec lui pour finaliser sa commande.</text:p>
      <text:p text:style-name="Standard"/>
      <text:p text:style-name="P41">Hugo</text:p>
      <text:p text:style-name="P42"/>
      <text:p text:style-name="Standard">Hugo ouvre le site et arrive sur la page d’accueil.</text:p>
      <text:p text:style-name="Standard">Il lit les informations sur les valeurs de l’entreprise en première page et il remarque que l’entreprise propose un accompagnement en prenant contact avec elle.</text:p>
      <text:p text:style-name="Standard">Il clique sur le lien nous contacter. Tombe sur le formulaire descend et trouve le mail et le téléphone de l’entreprise.</text:p>
      <text:p text:style-name="Standard">Il appelle l’entreprise qui lui répond ou non,<text:s/>sinon<text:s/>il récupère le mail et la contact par ce biais.</text:p>
      <text:p text:style-name="Standard"/>
      <text:p text:style-name="Standard">Il reviendra par la suite sur le site pour passer commande.<text:s/></text:p>
      <text:p text:style-name="Standard">Contrairement à Patrick il aura lors de sa première visite remarquer un menu déroulant sur la première page proposant une image des différents produits.<text:s/></text:p>
      <text:p text:style-name="Standard">Juste en dessous il cliquera sur voir la gamme complète et tombera sur la page vitrine du site ou il regardera les différents produits jusqu’à tomber sur le bouton « Passer à la commande » sur lequel il cliquera, l’emmenant ainsi sur la page de commande ou il remplira le formulaire via les conseil de l’entreprise.</text:p>
      <text:p text:style-name="Standard"/>
      <text:p text:style-name="Standard"/>
      <text:p text:style-name="P43">Clara</text:p>
      <text:p text:style-name="P44"/>
      <text:p text:style-name="Standard">Clara arrive sur la page d’accueil et tout comme Hugo lit les valeurs de l’entreprise.</text:p>
      <text:p text:style-name="Standard">Par la suite elle souhaite se renseignée sur le personnelle de l’entreprise et remarque une rubrique<text:s/>« qui<text:s/>sommes-nous »<text:s/>qui l’emmène sur l’organigramme de l’entreprise.</text:p>
      <text:p text:style-name="Standard">Clara veut en savoir plus sur l’entreprise et ses activités, elle remarque en dessous de l’organigramme un message invitant à aller visiter les réseaux sociaux de l’entreprise, elle clique dessus.</text:p>
      <text:p text:style-name="Standard"/>
      <text:p text:style-name="Standard">Plus tard elle revient pour prendre contact avec l’entreprise, or elle à remarquer que à coté des réseaux il y’a les contact mail et téléphone de l’entreprise qu’elle contact alors en vue d’un éventuelle partenariat.</text:p>
      <text:p text:style-name="Standard">S’il y’a un partenariat elle reviendra pour passer commande et suivra le même processus que Patrick ou que Hugo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P45">Vision Produit</text:p>
      <text:p text:style-name="Standard"/>
      <text:p text:style-name="Standard"/>
      <table:table table:style-name="Table46">
        <table:table-columns>
          <table:table-column table:style-name="TableColumn47"/>
          <table:table-column table:style-name="TableColumn48"/>
        </table:table-columns>
        <table:table-row table:style-name="TableRow49">
          <table:table-cell table:style-name="TableCell50">
            <text:p text:style-name="P51">Vision</text:p>
            <text:p text:style-name="Standard"/>
            <text:p text:style-name="Standard">But et Changement positifs</text:p>
          </table:table-cell>
          <table:table-cell table:style-name="TableCell52">
            <text:p text:style-name="Standard">Création d’un site vitrine, avec formulaire pour mettre en avant l’entreprise</text:p>
            <text:p text:style-name="Standard"/>
            <text:p text:style-name="Standard">Permet ainsi de créer un contact entre le fournisseur et le client plus facilement, ainsi que de répondre aux éventuels questions</text:p>
          </table:table-cell>
        </table:table-row>
      </table:table>
      <text:p text:style-name="Standard"/>
      <text:p text:style-name="Standard"/>
      <table:table table:style-name="Table53">
        <table:table-columns>
          <table:table-column table:style-name="TableColumn54"/>
          <table:table-column table:style-name="TableColumn55"/>
          <table:table-column table:style-name="TableColumn56"/>
          <table:table-column table:style-name="TableColumn57"/>
        </table:table-columns>
        <table:table-row table:style-name="TableRow58">
          <table:table-cell table:style-name="TableCell59">
            <text:p text:style-name="P60">Cibles</text:p>
          </table:table-cell>
          <table:table-cell table:style-name="TableCell61">
            <text:p text:style-name="P62">Besoins</text:p>
          </table:table-cell>
          <table:table-cell table:style-name="TableCell63">
            <text:p text:style-name="P64">Produits</text:p>
          </table:table-cell>
          <table:table-cell table:style-name="TableCell65">
            <text:p text:style-name="P66">Objectifs Buisness</text:p>
          </table:table-cell>
        </table:table-row>
        <table:table-row table:style-name="TableRow67">
          <table:table-cell table:style-name="TableCell68">
            <text:p text:style-name="Standard">Les entreprises qui ont besoin de produits éco-responsables pour leur emballages.</text:p>
            <text:p text:style-name="Standard"/>
            <text:p text:style-name="Standard"/>
            <text:p text:style-name="Standard">Les utilisateurs du site sont donc des professionnels ayant l’habitude de passer commande et de chercher des produits fiables.</text:p>
          </table:table-cell>
          <table:table-cell table:style-name="TableCell69">
            <text:p text:style-name="Standard">Permet une vision des produits.</text:p>
            <text:p text:style-name="Standard"/>
            <text:p text:style-name="Standard"/>
            <text:p text:style-name="Standard">Permet aux<text:s/>clients<text:s/>de l’entreprise<text:s/>un accompagnement grâce à un formulaire et une possibilité de contact avec l’entreprise.</text:p>
            <text:p text:style-name="Standard"/>
            <text:p text:style-name="Standard"/>
            <text:p text:style-name="Standard">Permettre à l’entreprise un accès au marché via internet et de récupérer les informations de leurs clients plus rapidement.</text:p>
          </table:table-cell>
          <table:table-cell table:style-name="TableCell70">
            <text:p text:style-name="Standard">Un site vitrine avec des informations sur les produits, plus informations sur l’entreprise et possibilité de contacter l’entreprise<text:s/>et de remplir un bon de commande.</text:p>
            <text:p text:style-name="Standard"/>
            <text:p text:style-name="Standard"/>
            <text:p text:style-name="P71">Avantage ?</text:p>
            <text:p text:style-name="P72"/>
            <text:p text:style-name="Standard">Une utilisation simple<text:s/>et rapide pour tout le monde.</text:p>
          </table:table-cell>
          <table:table-cell table:style-name="TableCell73">
            <text:p text:style-name="Standard">Une mise en relation plus simple.</text:p>
            <text:p text:style-name="Standard"/>
            <text:p text:style-name="Standard">La vitrine permet une mise en avant de l’entreprise.</text:p>
            <text:p text:style-name="Standard"/>
            <text:p text:style-name="Standard"/>
            <text:p text:style-name="P74">Les objectifs commerciaux ?</text:p>
            <text:p text:style-name="P75"/>
            <text:p text:style-name="Standard">Attirer le client, insister à acheter.<text:line-break/>Trouver des éventuels partenaires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Notre Figma :</text:p>
      <text:p text:style-name="Standard">https://www.figma.com/board/LS4ph0tdlKbnh7V0facgjn/SAE1.5-%3A-Recueil-de-besoins?node-id=0-1&amp;p=f&amp;t=zIk60pMd67aRJPM8-0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Noé Leteurtre</dc:creator>
    <meta:creation-date>2024-11-30T10:58:00Z</meta:creation-date>
    <dc:date>2024-12-15T18:12:00Z</dc:date>
    <meta:template xlink:href="Normal.dotm" xlink:type="simple"/>
    <meta:editing-cycles>5</meta:editing-cycles>
    <meta:editing-duration>PT5640S</meta:editing-duration>
    <meta:document-statistic meta:page-count="3" meta:paragraph-count="11" meta:word-count="873" meta:character-count="5668" meta:row-count="40" meta:non-whitespace-character-count="4806"/>
  </office:meta>
</office:document-meta>
</file>